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000000" style:font-name="Arial1" fo:font-size="9.75pt" fo:letter-spacing="normal" fo:font-style="normal" fo:font-weight="normal"/>
    </style:style>
    <style:style style:name="P2" style:family="paragraph" style:parent-style-name="Standard">
      <style:text-properties fo:font-variant="normal" fo:text-transform="none" fo:color="#000000" style:font-name="Arial1" fo:font-size="9.75pt" fo:letter-spacing="normal" fo:font-style="normal" fo:font-weight="normal"/>
    </style:style>
    <style:style style:name="T1" style:family="text">
      <style:text-properties fo:font-variant="normal" fo:text-transform="none" fo:color="#000000" style:font-name="Arial1"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each extract you found, give me a degree of confidence on how much you are sure that extract is an answer for my question. Divide the degree of confidence in high, medium, low. Do it for both the precedent requests I made in this conversation. You have to take both the sets of answer of my two questions, do an union in a single new set, removing any and only the duplicate answers, and give me the new answer with the confidence degree associated with every remaining extract.</text:p>
      <text:p text:style-name="Standard">For example the extract "<text:span text:style-name="T1">Always make clear to users when they are interfacing with an AI system." should have a high confidence degree, as it's a perfect answer for my question, as contains almost all of the elements of the orignal document text useful to answer my question, and almost no useless elements.</text:span></text:p>
      <text:p text:style-name="P1">The extract "The CDAO includes five ethical principles of responsible, equitable, traceable, reliable, and governable as part of its responsible AI toolkit. Based on the US military's existing ethics framework, these principles are grounded in the military's values and help uphold its commitment to responsible AI. " should have a low confidence degree, as it is not a valid answer for my question.</text:p>
      <text:p text:style-name="P1">The extract "The decision to adopt, in the frame of a processing activity, a technical solution based on AI or other technology, is made by the controller, since it is the controller who "determines the means and purposes of processing", and, therefore, in charge of making the decision of which technological or other solution is to be used. Such controller is obliged to act with due diligence when selecting the most correct solution, particularly when outsourcing or acquiring the relevant development" should have a medium confidence degree, as the answer contains some useless elements and miss some useful elements of the original document text, but is still a valid answer to my question.</text:p>
      <text:p text:style-name="P1"/>
      <text:p text:style-name="P1">As ulterior refinement, identify and label the extract that are more plain definitions or description of something than tips, best practices, reccomendations, norms, and so on. These extracts have to be marked with the label "definition" near the assigned degree of confidence. </text:p>
      <text:p text:style-name="P1">For example, the extract "The DoD was the first military in the world to publish AI ethics principles and continues to lead in the promotion of global AI standards and norms through the implementation of RAI" is a description of DoD, so has to be marked as "definition".</text:p>
      <text:p text:style-name="P1">The extract "The users of an AI system or application are individuals or organisations that use it to achieve a specific task or objective. They include procurers who acquire AI models, products, or services from a third party, developer, vendor, or contractor " is a definition of AI users, and has to be marked as "definition".</text:p>
      <text:p text:style-name="P1">Instead, the extract "Accountability in the AI ecosystem should be shared by everyone directly and indirectly involved in or affected by the development or use of an AI system " is a recomendation, and hasn't to be marked as "definition".</text:p>
      <text:p text:style-name="P1">The extract "AI systems should respect privacy and data protection throughout their lifecycle " is a best practice regarding AI systems, and hasn't to be marked as "defini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M48S</meta:editing-duration>
    <meta:editing-cycles>9</meta:editing-cycles>
    <meta:generator>OpenOffice/4.1.15$Win32 OpenOffice.org_project/4115m2$Build-9813</meta:generator>
    <dc:date>2024-11-23T18:27:29.81</dc:date>
    <dc:creator>Tiziano Sammarone</dc:creator>
    <meta:document-statistic meta:table-count="0" meta:image-count="0" meta:object-count="0" meta:page-count="1" meta:paragraph-count="9" meta:word-count="532" meta:character-count="3176"/>
    <meta:user-defined meta:name="Info 1"/>
    <meta:user-defined meta:name="Info 2"/>
    <meta:user-defined meta:name="Info 3"/>
    <meta:user-defined meta:name="Info 4"/>
  </office:meta>
</office:document-meta>
</file>